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table:style-name="ce111"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table:style-name="ce111"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table:style-name="ce111"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1007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6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inev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yronev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2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1" table:number-columns-repeated="3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6:56:55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7-08T01:11:28.145000000</dc:date>
    <meta:editing-duration>P63DT21H36M43S</meta:editing-duration>
    <meta:editing-cycles>88</meta:editing-cycles>
    <meta:generator>LibreOffice/7.0.3.1$Windows_X86_64 LibreOffice_project/d7547858d014d4cf69878db179d326fc3483e082</meta:generator>
    <meta:document-statistic meta:table-count="4" meta:cell-count="1613" meta:object-count="0"/>
  </office:meta>
</office:document-meta>
</file>